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CCFFFF"/>
    </style:style>
    <style:style style:name="ce4" style:family="table-cell" style:parent-style-name="Default" style:data-style-name="N0">
      <style:table-cell-properties fo:background-color="#CFE7F5"/>
    </style:style>
    <style:style style:name="ce5" style:family="table-cell" style:parent-style-name="Default" style:data-style-name="N0">
      <style:table-cell-properties style:vertical-align="automatic" fo:wrap-option="wrap" fo:background-color="#CCFFFF"/>
      <style:text-properties fo:font-size="10pt" style:font-size-asian="10pt" style:font-size-complex="10pt"/>
    </style:style>
    <style:style style:name="co1" style:family="table-column">
      <style:table-column-properties fo:break-before="auto" style:column-width="5.55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1"/>
        <table:table-column table:style-name="co2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1">
            <text:p>Emotion</text:p>
          </table:table-cell>
          <table:table-cell office:value-type="string" table:style-name="ce1">
            <text:p>big-6</text:p>
          </table:table-cell>
          <table:table-cell office:value-type="string" table:style-name="ce1">
            <text:p>everyday-categories</text:p>
          </table:table-cell>
          <table:table-cell office:value-type="string" table:style-name="ce1">
            <text:p>occ-categories</text:p>
          </table:table-cell>
          <table:table-cell office:value-type="string" table:style-name="ce2">
            <text:p>fsre-categories</text:p>
          </table:table-cell>
          <table:table-cell office:value-type="string" table:style-name="ce2">
            <text:p>frijda-categories</text:p>
          </table:table-cell>
          <table:table-cell office:value-type="string" table:style-name="ce1">
            <text:p>extra-emotions-1</text:p>
          </table:table-cell>
          <table:table-cell office:value-type="string" table:style-name="ce1">
            <text:p>extra-emotions-2</text:p>
          </table:table-cell>
          <table:table-cell office:value-type="string" table:style-name="ce1">
            <text:p>extra-emotions-3</text:p>
          </table:table-cell>
          <table:table-cell office:value-type="string" table:style-name="ce1">
            <text:p>dimensions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bandonmen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bhorre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bomin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bsorp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bstine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ccepta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dmir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dor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ffection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ffectionat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fflic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ggrav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ggressivene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gon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lar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lien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liv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loofne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lter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mazemen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mbian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mus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ng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ngs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nguis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nim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nticip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ntipath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nxiet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path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pprais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ppreci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rous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rroga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ssimil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stonishmen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ttrac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udacious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vers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voidan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war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w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wful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awkward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bad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hfulne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belief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bewildermen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bitter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lam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blessed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bold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oredo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ave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bright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lmnes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apabl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autious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ertaint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astit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eerfulne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lever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los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loudi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erc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old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ass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omposur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omi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uls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ncer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nfidenc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nformit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nfus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onscious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onsider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nsona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ntemp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onten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ntentme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ntrarine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ourag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ourageous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vetousne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ritical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ross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uriosit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ark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ecenc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efea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efian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eligh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en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epress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esi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esol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espai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espicabl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etermin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evast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evo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iffiden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lige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mens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appoint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isbelief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isdai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isgra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gus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isillusionmen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islik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isma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isorient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isrespec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sona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istan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tre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istrus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isturban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ominan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oub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oubtful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rea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dull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ager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arnest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asi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cstas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dgine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g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l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mbarrassme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mpath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mpti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ncouragemen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ndura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ngagemen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ngrossmen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njoyme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nlightenme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nragemen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nthusias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nv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roticis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uphor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xasper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xcit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cit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haus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xploit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ubera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amiliarit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fascin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fat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fatigu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ea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festivit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flat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fond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oolishne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forgiv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fortun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freedo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frigh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friski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frustr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fulfillmen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furious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fur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allant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gay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gle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gloomi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lutton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good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tific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titu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great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e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ie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uil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ppines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hardi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rmon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helpless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hesitan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hesitanc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ono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op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hopeful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horro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hostilit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hot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umblene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humili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umilit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hur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gnora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mportan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mpuls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mpulsiv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nadequac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nadequat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ncapabl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ndiffere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nduceme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ndulge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nfatu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nfec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nferiorit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nflamm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nfuri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nnoce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nquisitiv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nsecurit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nsignifican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nspir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nsul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ntent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nteres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ntimac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ntrigu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nvulnerabilit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rit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sol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ealous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o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ubilan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keen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indne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beralit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liber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lifeless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veline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livid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loathin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loneli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o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lousi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ov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uc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lucki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unac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us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n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elanchol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merri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miser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odest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otiv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mournful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neg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negativ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neglec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nervou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rvousne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neutralit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nonchalan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stalg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numb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obsess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offensiv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open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optimis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outrag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i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ni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aralysi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ass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assionat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eaceful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ermane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erplexit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ersuas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erturb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essimis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etrific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it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layful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leasant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leasu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ositiv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owe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owerful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owerless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reoccup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id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rovoc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rovocativ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quiet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quirki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a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reassuran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rebellious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recep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receptiv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reenforcemen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regre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regretful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rejec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relax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reliabilit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lie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reluctan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mor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pro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resen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resentful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sentme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reserv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sign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resistan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respec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restless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revuls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ridicul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dnes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afet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alti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arcas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tisfaction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cornful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ensitivit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erenit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erious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haki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ham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hoc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hy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kepticis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lot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noopi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briet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our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piri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pirited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pit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olidit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traight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trength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re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ubbornne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tupid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ubmiss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subvers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ulki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ulk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ullen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unni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ur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urpris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uspic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weet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ympath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earful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enacious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enacit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ender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ens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erribl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erro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houghtfulne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hrea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hril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lera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raged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riump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rus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uncertaint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understandin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uneasi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unhappi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nific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uniqu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nit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unpleasant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useless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lid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it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vener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vengeful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victimizat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vigo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vile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vulnerabilit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warm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weari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withdrawn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wo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woeful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ond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wonderful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orr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worthlessnes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rat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le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npredictabilit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otenc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ntensit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number-rows-repeated="1048172" table:style-name="ro2">
          <table:table-cell table:number-columns-repeated="16384"/>
        </table:table-row>
      </table:table>
      <table:database-ranges>
        <table:database-range table:target-range-address="Sheet1.A1:Sheet1.I400" table:name="__Anonymous_Sheet_DB__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Nate</dc:creator>
    <meta:creation-date>2016-07-25T22:23:04Z</meta:creation-date>
    <dc:date>2016-08-15T03:58:48Z</dc:date>
    <meta:editing-cycles>80</meta:editing-cycles>
    <meta:editing-duration>PT4677S</meta:editing-duration>
  </office:meta>
</office:document-meta>
</file>